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Bauhaus 93" svg:font-family="'Bauhaus 93'" style:font-family-generic="decorative" style:font-pitch="variable"/>
    <style:font-face style:name="Magneto" svg:font-family="Magneto" style:font-family-generic="decorative" style:font-pitch="variable"/>
    <style:font-face style:name="Stencil" svg:font-family="Stencil" style:font-family-generic="decorative" style:font-pitch="variable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10687" style:font-name="Stencil" fo:font-size="36pt" fo:font-weight="bold" officeooo:rsid="001252b4" officeooo:paragraph-rsid="001252b4" fo:background-color="#ffff00" style:font-size-asian="36pt" style:font-weight-asian="bold" style:font-size-complex="36pt" style:font-weight-complex="bold"/>
    </style:style>
    <style:style style:name="P2" style:family="paragraph" style:parent-style-name="Standard">
      <style:text-properties fo:color="#210687" style:font-name="Stencil" fo:font-size="36pt" style:text-underline-style="solid" style:text-underline-width="auto" style:text-underline-color="font-color" fo:font-weight="bold" officeooo:rsid="001252b4" officeooo:paragraph-rsid="001252b4" fo:background-color="#ffff00" style:font-size-asian="36pt" style:font-weight-asian="bold" style:font-size-complex="36pt" style:font-weight-complex="bold"/>
    </style:style>
    <style:style style:name="P3" style:family="paragraph" style:parent-style-name="Standard">
      <style:text-properties fo:color="#210687" style:font-name="Bauhaus 93" fo:font-size="36pt" fo:font-weight="bold" officeooo:rsid="001252b4" officeooo:paragraph-rsid="00129ae9" fo:background-color="#ffff00" style:font-size-asian="36pt" style:font-weight-asian="bold" style:font-size-complex="36pt" style:font-weight-complex="bold"/>
    </style:style>
    <style:style style:name="P4" style:family="paragraph" style:parent-style-name="Standard">
      <style:text-properties fo:color="#210687" style:font-name="Bauhaus 93" fo:font-size="36pt" fo:font-weight="bold" officeooo:rsid="00129ae9" officeooo:paragraph-rsid="00129ae9" fo:background-color="#ffff00" style:font-size-asian="36pt" style:font-weight-asian="bold" style:font-size-complex="36pt" style:font-weight-complex="bold"/>
    </style:style>
    <style:style style:name="P5" style:family="paragraph" style:parent-style-name="Standard">
      <style:text-properties fo:color="#210687" style:font-name="Bauhaus 93" fo:font-size="36pt" style:text-underline-style="solid" style:text-underline-width="auto" style:text-underline-color="font-color" fo:font-weight="bold" officeooo:rsid="001252b4" officeooo:paragraph-rsid="00129ae9" fo:background-color="#ffff00" style:font-size-asian="36pt" style:font-weight-asian="bold" style:font-size-complex="36pt" style:font-weight-complex="bold"/>
    </style:style>
    <style:style style:name="P6" style:family="paragraph" style:parent-style-name="Standard">
      <style:text-properties fo:color="#210687" style:font-name="Magneto" fo:font-size="36pt" fo:font-weight="bold" officeooo:rsid="001252b4" officeooo:paragraph-rsid="00129ae9" fo:background-color="#ffff00" style:font-size-asian="36pt" style:font-weight-asian="bold" style:font-size-complex="36pt" style:font-weight-complex="bold"/>
    </style:style>
    <style:style style:name="P7" style:family="paragraph" style:parent-style-name="Standard">
      <style:text-properties fo:color="#210687" style:font-name="Elephant" fo:font-size="36pt" fo:font-weight="bold" officeooo:rsid="001252b4" officeooo:paragraph-rsid="00129ae9" fo:background-color="#ffff00" style:font-size-asian="36pt" style:font-weight-asian="bold" style:font-size-complex="36pt" style:font-weight-complex="bold"/>
    </style:style>
    <style:style style:name="T1" style:family="text">
      <style:text-properties officeooo:rsid="00129ae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9ae9"/>
    </style:style>
    <style:style style:name="T4" style:family="text">
      <style:text-properties style:text-underline-style="solid" style:text-underline-width="auto" style:text-underline-color="font-color" officeooo:rsid="00163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giene Profis</text:p>
      <text:p text:style-name="P2"><text:s text:c="46"/></text:p>
      <text:p text:style-name="P1"><text:span text:style-name="T3"><text:s text:c="3"/>h</text:span><text:span text:style-name="T2">ygiene-check.com <text:s text:c="3"/></text:span><text:s text:c="5"/></text:p>
      <text:p text:style-name="P1"><text:s text:c="47"/></text:p>
      <text:p text:style-name="P5"/>
      <text:p text:style-name="P3">Hygiene Profis</text:p>
      <text:p text:style-name="P3"><text:span text:style-name="T1">h</text:span>ygiene-check.com</text:p>
      <text:p text:style-name="P4">hygiene-profis.</text:p>
      <text:p text:style-name="P6"/>
      <text:p text:style-name="P6">Hygiene Profis</text:p>
      <text:p text:style-name="P6"><text:span text:style-name="T1">h</text:span>ygiene-check.com</text:p>
      <text:p text:style-name="P7"/>
      <text:p text:style-name="P7">Hygiene Profis</text:p>
      <text:p text:style-name="P7"><text:span text:style-name="T1">h</text:span>ygiene-check.com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Bauhaus 93" svg:font-family="'Bauhaus 93'" style:font-family-generic="decorative" style:font-pitch="variable"/>
    <style:font-face style:name="Magneto" svg:font-family="Magneto" style:font-family-generic="decorative" style:font-pitch="variable"/>
    <style:font-face style:name="Stencil" svg:font-family="Stencil" style:font-family-generic="decorative" style:font-pitch="variable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1T10:07:30.566000000</meta:creation-date>
    <meta:print-date>2020-11-01T10:34:34.164000000</meta:print-date>
    <dc:date>2020-11-06T19:53:08.604000000</dc:date>
    <meta:editing-duration>PT39M39S</meta:editing-duration>
    <meta:editing-cycles>2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1" meta:word-count="13" meta:character-count="244" meta:non-whitespace-character-count="135"/>
  </office:meta>
</office:document-meta>
</file>